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oovyAspectTests.testAdvice( Advisor advisor , LogUserAdvice logAdvice , TestService target , String message , boolean proxyTarge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GroovyAspectTests.manualGroovyBeanWithDynamicPointc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roovyAspectTests.manualGroovyBeanWithStaticPointc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roovyAspectTests.manualGroovyBeanWithDynamicPointcutProxyTarget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roovyAspectTests.manualGroovyBeanWithUnconditionalPointc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roovyAspectTests.testAdvice( Advisor advisor , LogUserAdvice logAdvice , TestService target ,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